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5f1" officeooo:paragraph-rsid="00159230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b0e3b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b0e3b" officeooo:paragraph-rsid="001b0e3b" fo:background-color="transparen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c5ea0" officeooo:paragraph-rsid="001c5ea0" fo:background-color="transparent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d77f8" officeooo:paragraph-rsid="001d77f8" fo:background-color="transparent" style:font-weight-asian="normal" style:font-weight-complex="normal"/>
    </style:style>
    <style:style style:name="P7" style:family="paragraph" style:parent-style-name="Standard">
      <style:text-properties fo:color="#000000" style:font-name="Monospace" fo:font-size="12pt" officeooo:rsid="00159230" officeooo:paragraph-rsid="00159230" style:font-size-asian="12pt"/>
    </style:style>
    <style:style style:name="P8" style:family="paragraph" style:parent-style-name="Standard">
      <style:text-properties fo:color="#000000" style:font-name="Monospace" fo:font-size="12pt" officeooo:rsid="0013c5f1" officeooo:paragraph-rsid="00159230" style:font-size-asian="12pt"/>
    </style:style>
    <style:style style:name="P9" style:family="paragraph" style:parent-style-name="Standard">
      <style:text-properties fo:color="#000000" style:font-name="Monospace" fo:font-size="12pt" officeooo:rsid="0019cb65" officeooo:paragraph-rsid="0019cb65" style:font-size-asian="12pt"/>
    </style:style>
    <style:style style:name="P10" style:family="paragraph" style:parent-style-name="Standard">
      <style:text-properties fo:color="#000000" style:font-name="Monospace" fo:font-size="12pt" fo:font-weight="bold" officeooo:rsid="001b0e3b" officeooo:paragraph-rsid="001b0e3b" fo:background-color="#ffff00" style:font-size-asian="12pt" style:font-weight-asian="bold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officeooo:paragraph-rsid="001b0e3b" fo:background-color="#c6dbae" style:font-size-asian="12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style:font-size-asian="12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officeooo:rsid="001b0e3b" officeooo:paragraph-rsid="001b0e3b" style:font-size-asian="12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officeooo:rsid="001b0e3b" officeooo:paragraph-rsid="001b0e3b" fo:background-color="#ffff00" style:font-size-asian="12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fo:font-weight="bold" officeooo:rsid="001b0e3b" officeooo:paragraph-rsid="001b0e3b" fo:background-color="#ffff66" style:font-size-asian="12pt" style:font-weight-asian="bold" style:font-weight-complex="bold"/>
    </style:style>
    <style:style style:name="T1" style:family="text">
      <style:text-properties fo:color="#000000" style:font-name="Monospace" fo:font-size="12pt" style:font-size-asian="12pt"/>
    </style:style>
    <style:style style:name="T2" style:family="text">
      <style:text-properties fo:color="#000000" style:font-name="Monospace" fo:font-size="12pt" officeooo:rsid="00159230" style:font-size-asian="12pt"/>
    </style:style>
    <style:style style:name="T3" style:family="text">
      <style:text-properties fo:color="#000000" style:font-name="Monospace" fo:font-size="12pt" fo:background-color="#c6dbae" loext:char-shading-value="0" style:font-size-asian="12pt"/>
    </style:style>
    <style:style style:name="T4" style:family="text">
      <style:text-properties fo:color="#000000" style:font-name="Monospace" fo:font-size="12pt" fo:font-weight="bold" style:font-size-asian="12pt" style:font-weight-asian="bold"/>
    </style:style>
    <style:style style:name="T5" style:family="text">
      <style:text-properties fo:color="#7f0055" style:font-name="Monospace" fo:font-size="12pt" fo:font-weight="bold" style:font-size-asian="12pt" style:font-weight-asian="bold"/>
    </style:style>
    <style:style style:name="T6" style:family="text">
      <style:text-properties fo:color="#005032" style:font-name="Monospace" fo:font-size="12pt" style:font-size-asian="12pt"/>
    </style:style>
    <style:style style:name="T7" style:family="text">
      <style:text-properties fo:color="#0000c0" style:font-name="Monospace" fo:font-size="12pt" fo:background-color="#c6dbae" loext:char-shading-value="0" style:font-size-asian="12pt"/>
    </style:style>
    <style:style style:name="T8" style:family="text">
      <style:text-properties officeooo:rsid="001ead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8">66</text:span><text:bookmark-start text:name="__DdeLink__1732_953303152"/>Joblist::init you had</text:p>
      <text:p text:style-name="P1"><text:span text:style-name="T1"><text:tab/></text:span><text:span text:style-name="T5">if</text:span><text:span text:style-name="T1"> (loadData(filename)) {</text:span></text:p>
      <text:p text:style-name="P8"/>
      <text:p text:style-name="P7">which caused this function to always return FAIL, so nothing would run. <text:s/>This is the sort of thing that the debugger helps you find.</text:p>
      <text:p text:style-name="P1"><text:span text:style-name="T2">Dispatcher does not implement process management correctly</text:span><text:span text:style-name="T1"><text:tab/><text:tab/><text:tab/><text:tab/><text:tab/></text:span><text:bookmark-end text:name="__DdeLink__1732_953303152"/></text:p>
      <text:p text:style-name="P10">Project 3 - issues</text:p>
      <text:p text:style-name="P9"/>
      <text:p text:style-name="P2"><text:span text:style-name="T5">int</text:span><text:span text:style-name="T1"> </text:span><text:span text:style-name="T4">enroll</text:span><text:span text:style-name="T1">(std::</text:span><text:span text:style-name="T6">string</text:span><text:span text:style-name="T1"> &amp;name){</text:span></text:p>
      <text:p text:style-name="P11">:</text:p>
      <text:p text:style-name="P3"><text:span text:style-name="T3"><text:tab/>x.</text:span><text:span text:style-name="T7">patron_id</text:span><text:span text:style-name="T3"> = patrons.back().</text:span><text:span text:style-name="T7">patron_id</text:span><text:span text:style-name="T3"> + 1;</text:span></text:p>
      <text:p text:style-name="P11">:</text:p>
      <text:p text:style-name="P2"><text:span text:style-name="T1"><text:tab/></text:span><text:span text:style-name="T5">return</text:span><text:span text:style-name="T1"> 0;</text:span></text:p>
      <text:p text:style-name="P12">}</text:p>
      <text:p text:style-name="P12"/>
      <text:p text:style-name="P13">what does vector.back() do? What happens if patrons is empty?</text:p>
      <text:p text:style-name="P13">Why return 0? <text:s/>What does 0 mean?</text:p>
      <text:p text:style-name="P13"/>
      <text:p text:style-name="P14">Project 3 redo</text:p>
      <text:p text:style-name="P4">posted Model_A_Library.cpp test app</text:p>
      <text:p text:style-name="P4">if you submitted any of your own code then you can resubmit</text:p>
      <text:p text:style-name="P13">do it resubmit by Sat, will replace your grade</text:p>
      <text:p text:style-name="P13">only the 2 files no ZIP</text:p>
      <text:p text:style-name="P13"/>
      <text:p text:style-name="P15">Project 4</text:p>
      <text:p text:style-name="P5">pointers</text:p>
      <text:p text:style-name="P5">command line arguments</text:p>
      <text:p text:style-name="P5">libraries</text:p>
      <text:p text:style-name="P5">I will develop some examples that are relevant to this project on Friday</text:p>
      <text:p text:style-name="P5">(go over)</text:p>
      <text:p text:style-name="P5"/>
      <text:p text:style-name="P6">import from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21:52:15.661185111</meta:creation-date>
    <dc:date>2018-02-28T10:10:57.123778022</dc:date>
    <meta:editing-duration>PT11H3M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30" meta:character-count="763" meta:non-whitespace-character-count="648"/>
  </office:meta>
</office:document-meta>
</file>